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1" style:family="text">
      <style:text-properties officeooo:rsid="001447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lovenia<text:span text:style-name="T1">ODT</text:span>, officially the Republic of Slovenia, is a country in Central Europe.</text:p>
      <text:p text:style-name="Standard">It is bordered by Italy to the west, Austria to the north, Hungary to the northeast, Croatia to the southeast, and the Adriatic Sea to the southwest.</text:p>
      <text:p text:style-name="Standard">Slovenia is mostly mountainous and forested, covers 20,271 square kilometres (7,827 sq mi), and has a population of 2.1 million (2,108,708 people).</text:p>
      <text:p text:style-name="Standard">Slovenes constitute over 80% of the country's population.</text:p>
      <text:p text:style-name="Standard">Slovene, a South Slavic language, is the official language.</text:p>
      <text:p text:style-name="Standard">Slovenia has a predominantly temperate continental climate, with the exception of the Slovene Littoral and the Julian Alps.</text:p>
      <text:p text:style-name="Standard">A sub-mediterranean climate reaches to the northern extensions of the Dinaric Alps that traverse the country in a northwest–southeast direction.</text:p>
      <text:p text:style-name="Standard">The Julian Alps in the northwest have an alpine climate. Toward the northeastern Pannonian Basin, a continental climate is more pronounced.</text:p>
      <text:p text:style-name="Standard">Ljubljana, the capital and largest city of Slovenia, is geographically situated near the centre of the countr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sl" fo:country="SI" style:letter-kerning="false" style:font-name-asian="Calibri" style:font-size-asian="12pt" style:language-asian="en" style:country-asian="US" style:font-name-complex="Aria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sl" fo:country="SI" style:letter-kerning="false" style:font-name-asian="Calibri" style:font-size-asian="12pt" style:language-asian="en" style:country-asian="US" style:font-name-complex="Arial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ze pintar</meta:initial-creator>
    <meta:editing-cycles>4</meta:editing-cycles>
    <meta:creation-date>2023-03-19T09:46:00</meta:creation-date>
    <dc:date>2023-03-20T16:23:52.451000000</dc:date>
    <meta:editing-duration>P1DT4H17M32S</meta:editing-duration>
    <meta:generator>LibreOffice/7.5.0.3$Windows_X86_64 LibreOffice_project/c21113d003cd3efa8c53188764377a8272d9d6de</meta:generator>
    <dc:title>SlovenianODT</dc:title>
    <meta:document-statistic meta:table-count="0" meta:image-count="0" meta:object-count="0" meta:page-count="1" meta:paragraph-count="9" meta:word-count="155" meta:character-count="1010" meta:non-whitespace-character-count="865"/>
    <meta:user-defined meta:name="AppVersion">16.0000</meta:user-defined>
    <meta:template xlink:type="simple" xlink:actuate="onRequest" xlink:title="Normal.dotm" xlink:href=""/>
  </office:meta>
</office:document-meta>
</file>